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b4c7dc" draw:fill-color="#dee6ef" draw:textarea-horizontal-align="justify" draw:textarea-vertical-align="middle" draw:auto-grow-height="false" fo:min-height="69.787cm" fo:min-width="72.961cm" loext:decorative="false"/>
    </style:style>
    <style:style style:name="gr2" style:family="graphic" style:parent-style-name="standard">
      <style:graphic-properties draw:stroke="none" svg:stroke-color="#000000" draw:fill="none" draw:fill-color="#ffffff" draw:auto-grow-height="true" draw:auto-grow-width="false" fo:min-height="26.965cm" loext:decorative="false"/>
      <style:paragraph-properties style:writing-mode="lr-tb"/>
    </style:style>
    <style:style style:name="gr3" style:family="graphic" style:parent-style-name="standard" style:list-style-name="L2">
      <style:graphic-properties draw:stroke="solid" draw:stroke-dash="Dashed_20__28_var_29__20_4" svg:stroke-width="0.081cm" svg:stroke-color="#ffffff" draw:marker-start="" draw:marker-start-width="0.322cm" draw:marker-start-center="false" draw:marker-end="" draw:marker-end-width="0.322cm" draw:marker-end-center="false" draw:fill="solid" draw:fill-color="#dddddd" draw:opacity="100%" draw:textarea-horizontal-align="justify" draw:textarea-vertical-align="top" draw:auto-grow-height="false" fo:min-height="24.294cm" fo:min-width="32.162cm" fo:padding-top="0.166cm" fo:padding-bottom="0.166cm" fo:padding-left="0.291cm" fo:padding-right="0.291cm" fo:wrap-option="wrap" draw:shadow="hidden" draw:shadow-offset-x="0.2cm" draw:shadow-offset-y="0.2cm" draw:shadow-color="#808080" draw:shadow-opacity="10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ffd428"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5"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729fcf"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2">
      <style:graphic-properties draw:stroke="solid" draw:stroke-dash="Dashed_20__28_var_29__20_4" svg:stroke-width="0.081cm" svg:stroke-color="#ffffff" draw:marker-start="" draw:marker-start-width="0.321cm" draw:marker-start-center="false" draw:marker-end="" draw:marker-end-width="0.321cm" draw:marker-end-center="false" draw:fill="solid" draw:fill-color="#999999" draw:textarea-horizontal-align="justify" draw:textarea-vertical-align="middle" draw:auto-grow-height="false" fo:min-height="1.671cm" fo:min-width="11.826cm" fo:padding-top="0.165cm" fo:padding-bottom="0.165cm" fo:padding-left="0.29cm" fo:padding-right="0.29cm" fo:wrap-option="wrap" draw:shadow="hidden" draw:shadow-offset-x="0.2cm" draw:shadow-offset-y="0.2cm" draw:shadow-color="#808080" style:writing-mode="lr-tb"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002cm"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1.182cm" fo:min-width="3.473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2.93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368cm" fo:min-width="11.766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447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2.845cm" fo:min-width="13.574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788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5.724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3.556cm" fo:min-width="50.032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24.996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41.676cm" fo:min-width="0cm" loext:decorative="false"/>
      <style:paragraph-properties style:writing-mode="lr-tb"/>
    </style:style>
    <style:style style:name="P1" style:family="paragraph">
      <loext:graphic-properties draw:fill-color="#dee6ef"/>
      <style:paragraph-properties fo:text-align="center"/>
    </style:style>
    <style:style style:name="P2" style:family="paragraph">
      <loext:graphic-properties draw:fill="none" draw:fill-color="#ffffff"/>
    </style:style>
    <style:style style:name="P3" style:family="paragraph">
      <loext:graphic-properties draw:fill="solid" draw:fill-color="#dddddd" draw:opacity="10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4pt" fo:language="en" fo:country="US"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5" style:family="paragraph">
      <loext:graphic-properties draw:fill="solid" draw:fill-color="#ffd428"/>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30pt" fo:font-weight="bold" style:font-size-asian="30pt" style:font-weight-asian="bold" style:font-size-complex="30pt" style:font-weight-complex="bold"/>
    </style:style>
    <style:style style:name="P9" style:family="paragraph">
      <loext:graphic-properties draw:fill="none" draw:fill-color="#ffffff"/>
      <style:text-properties fo:font-size="60pt" style:font-size-asian="60pt" style:font-size-complex="60pt"/>
    </style:style>
    <style:style style:name="P10" style:family="paragraph">
      <style:paragraph-properties fo:margin-left="0cm" fo:margin-right="0cm" fo:margin-top="0cm" fo:margin-bottom="0cm" fo:line-height="100%" fo:text-indent="0cm"/>
    </style:style>
    <style:style style:name="T1" style:family="text">
      <style:text-properties fo:font-variant="normal" fo:text-transform="none" fo:color="#ffffff" loext:opacity="100%" style:text-outline="false" style:text-line-through-style="none" style:text-line-through-type="none" style:font-name="Liberation Sans" fo:font-size="3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60pt" style:font-size-asian="60pt" style:font-size-complex="60pt"/>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3.461cm" svg:height="70.037cm" svg:x="114.549cm" svg:y="7.937cm">
          <text:p/>
          <draw:enhanced-geometry svg:viewBox="0 0 21600 21600" draw:type="rectangle" draw:enhanced-path="M 0 0 L 21600 0 21600 21600 0 21600 0 0 Z N"/>
        </draw:custom-shape>
        <draw:frame draw:style-name="gr2" draw:text-style-name="P2" draw:layer="layout" svg:width="24.837cm" svg:height="27.215cm" svg:x="118.113cm" svg:y="16.505cm">
          <draw:text-box>
            <text:p>Ovo je nama interesantno iz dva razloga - jedan je integracija naseg modula za prevenciju malicioznih konekcija(isto kao ip Tables koji moze da radi sa opšte, ali bi ovde bio u <text:s/>sastavu kernela bio modul koji povlači povremeno listu ip adresa i postavlja ih kao ipset sto radi u cilju blokiranja.</text:p>
            <text:p/>
            <text:p/>
            <text:p>Drugi je integracija našeg baithive modula koji se ponaša kao lažni uređaj - sluša na određenom portu i odgovara, poput malog web servera. Mi smo to sve već odradili u go jeziku, samo bi trebalo napraviti linux kernel modul verziju.</text:p>
            <text:p/>
            <text:p>Postoji i treća varijanta,vezano za ML ali se čini teža - modul treba da bude ispred lighttpd servisa (to je web servis koji se koristi kod IoT uređaja) i da na osnovu našeg ML modela blokira maliciozne requeste. Mi ćemo napraviti ovaj modul u C++, ali presretanje tj proxing bi mogao biti na kernel nivou (nešto poput squid-a)</text:p>
          </draw:text-box>
        </draw:frame>
        <draw:custom-shape draw:style-name="gr3" draw:text-style-name="P3" draw:layer="layout" svg:width="35.408cm" svg:height="27.29cm" svg:x="53.58cm" svg:y="7.8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405cm" svg:height="2cm" svg:x="54.36cm" svg:y="6.833cm">
          <text:p text:style-name="P4"><text:span text:style-name="T1">To do</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6" draw:layer="layout" svg:width="12.405cm" svg:height="2cm" svg:x="64.7cm" svg:y="6.834cm">
          <text:p text:style-name="P4"><text:span text:style-name="T1">Doing</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7" draw:layer="layout" svg:width="12.405cm" svg:height="2cm" svg:x="75.04cm" svg:y="6.835cm">
          <text:p text:style-name="P4"><text:span text:style-name="T1">Done</text:span></text:p>
          <draw:enhanced-geometry svg:viewBox="0 0 21600 21600" draw:text-areas="0 0 21600 21600" draw:type="chevron" draw:modifiers="19818.861841044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2" draw:layer="layout" svg:width="0.502cm" svg:height="1.187cm" svg:x="56.356cm" svg:y="13.891cm">
          <draw:text-box>
            <text:p/>
          </draw:text-box>
        </draw:frame>
        <draw:frame draw:style-name="gr8" draw:text-style-name="P8" draw:layer="layout" svg:width="3.973cm" svg:height="1.432cm" svg:x="137.117cm" svg:y="8.871cm">
          <draw:text-box>
            <text:p><text:span text:style-name="T2">Vladan</text:span></text:p>
          </draw:text-box>
        </draw:frame>
        <draw:frame draw:style-name="gr9" draw:text-style-name="P2" draw:layer="layout" svg:width="13.439cm" svg:height="1.673cm" svg:x="108.283cm" svg:y="11.809cm">
          <draw:text-box>
            <text:p><text:s text:c="4"/>- iptables ilinux module</text:p>
            <text:p><text:s text:c="4"/>- za faks teorijski za moduli; ostalo za njega</text:p>
          </draw:text-box>
        </draw:frame>
        <draw:frame draw:style-name="gr10" draw:text-style-name="P9" draw:layer="layout" svg:width="12.266cm" svg:height="2.618cm" svg:x="69.453cm" svg:y="1cm">
          <draw:text-box>
            <text:p><text:span text:style-name="T3">Linux Kernel</text:span></text:p>
          </draw:text-box>
        </draw:frame>
        <draw:frame draw:style-name="gr11" draw:text-style-name="P2" draw:layer="layout" svg:width="9.947cm" svg:height="0.962cm" svg:x="9.701cm" svg:y="11.135cm">
          <draw:text-box>
            <text:p>https://sysprog21.github.io/lkmpg/</text:p>
          </draw:text-box>
        </draw:frame>
        <draw:frame draw:style-name="gr12" draw:text-style-name="P2" draw:layer="layout" svg:width="14.074cm" svg:height="3.095cm" svg:x="7.055cm" svg:y="15.581cm">
          <draw:text-box>
            <text:p>Od tu citati teoretski deo</text:p>
            <text:p/>
            <text:p>Old proj:</text:p>
            <text:p>/run/media/mj/409E1E0D9E1DFBDA/V/1/NOS/I/</text:p>
          </draw:text-box>
        </draw:frame>
        <draw:frame draw:style-name="gr13" draw:text-style-name="P2" draw:layer="layout" svg:width="3.288cm" svg:height="0.962cm" svg:x="67.583cm" svg:y="10.747cm">
          <draw:text-box>
            <text:p>Love [1,6]</text:p>
          </draw:text-box>
        </draw:frame>
        <draw:frame draw:style-name="gr14" draw:text-style-name="P2" draw:layer="layout" svg:width="26.224cm" svg:height="0.962cm" svg:x="4.551cm" svg:y="5.874cm">
          <draw:text-box>
            <text:p>git clone --depth 1 --branch v6.7 <text:s/>git://git.kernel.org/pub/scm/linux/kernel/git/torvalds/linux.git</text:p>
          </draw:text-box>
        </draw:frame>
        <draw:frame draw:style-name="gr15" draw:text-style-name="P2" draw:layer="layout" svg:width="50.532cm" svg:height="3.806cm" svg:x="1.852cm" svg:y="23.971cm">
          <draw:text-box>
            <text:p>make config : Ask me all options from the new kernel source.</text:p>
            <text:p>make defconfig : It will auto answer the defaults for each options in new kernel source. (based on ./arch/x86/configs/x86_64_defconfig)</text:p>
            <text:p>make oldconfig : Ask me the new options that is not present in current kernel. (/boot/config*). Useful when you are moving the existing kernel configuration to a new kernel version.</text:p>
            <text:p text:style-name="P10"><text:span text:style-name="T4"><text:tab/></text:span> Ako ima promene(u odnosu na olddefconfig) u trenutni .config smesti ga .old.config I napravi novi .conifg. Al neke stvari ne detektuje?! Al je safe to run, nema overwrite-uje</text:p>
            <text:p>make olddefconfig : It will auto answer the defaults for new options.</text:p>
          </draw:text-box>
        </draw:frame>
        <draw:frame draw:style-name="gr16" draw:text-style-name="P2" draw:layer="layout" svg:width="25.496cm" svg:height="2.384cm" svg:x="4.269cm" svg:y="32.28cm">
          <draw:text-box>
            <text:p>Fork() jedino daje novi:</text:p>
            <text:p>-pid</text:p>
            <text:p>-page table(tabela za preslikavanje virt u fiz mem)(dok je memorija shared-CopyOnWrite)</text:p>
          </draw:text-box>
        </draw:frame>
        <draw:frame draw:style-name="gr17" draw:text-style-name="P2" draw:layer="layout" svg:width="36.329cm" svg:height="41.926cm" svg:x="2.239cm" svg:y="43.554cm">
          <draw:text-box>
            <text:p>Kernel execution in an operating system involves the execution of kernel code to manage system resources, provide services, and respond to events. The kernel operates in privileged mode, and there are various ways through which it is executed. Here are some key aspects of kernel execution:</text:p>
            <text:p/>
            <text:p><text:s text:c="4"/>System Calls:</text:p>
            <text:p><text:s text:c="8"/>User-level processes interact with the kernel through system calls. When a process makes a system call (e.g., opening a file, creating a new process), it triggers the execution of the corresponding kernel code.</text:p>
            <text:p><text:s text:c="8"/>The system call transitions the CPU from user mode to kernel mode, allowing the kernel to execute in privileged mode.</text:p>
            <text:p/>
            <text:p><text:s text:c="4"/>Interrupts:</text:p>
            <text:p><text:s text:c="8"/>Interrupts are events that can asynchronously interrupt the normal flow of a CPU. Hardware interrupts (e.g., timer interrupts, I/O interrupts) and software interrupts (e.g., system calls) cause the CPU to transfer control to specific interrupt service routines (ISRs) in the kernel.</text:p>
            <text:p><text:s text:c="8"/>Kernel code is executed in response to interrupts, allowing the system to respond to events and manage various tasks.</text:p>
            <text:p/>
            <text:p><text:s text:c="4"/>Exception Handling:</text:p>
            <text:p><text:s text:c="8"/>Exceptions, such as page faults or division by zero, can cause the CPU to transfer control to exception handlers in the kernel. Exception handling is a way for the kernel to manage errors or exceptional conditions.</text:p>
            <text:p><text:s text:c="8"/>Kernel execution is involved in resolving and handling exceptions, allowing the system to maintain stability and recover from errors.</text:p>
            <text:p/>
            <text:p><text:s text:c="4"/>Kernel Threads:</text:p>
            <text:p><text:s text:c="8"/>Kernel threads are lightweight processes that execute in kernel space. They are responsible for performing various tasks, such as managing the process scheduler, handling I/O operations, and responding to interrupts.</text:p>
            <text:p><text:s text:c="8"/>Kernel threads allow for concurrent execution of kernel code and enable multitasking within the kernel.</text:p>
            <text:p/>
            <text:p><text:s text:c="4"/>Initialization and Bootstrapping:</text:p>
            <text:p><text:s text:c="8"/>During the boot process, the kernel is loaded into memory and initialized. The execution of kernel initialization code sets up the necessary data structures, initializes hardware devices, and prepares the system for user-level processes.</text:p>
            <text:p><text:s text:c="8"/>Boot loaders and firmware play a role in loading the kernel into memory and transferring control to the kernel.</text:p>
            <text:p/>
            <text:p><text:s text:c="4"/>Task Scheduler:</text:p>
            <text:p><text:s text:c="8"/>The task scheduler in the kernel manages the execution of user-level processes and kernel threads. It determines which task or thread should be executed next and switches the CPU context accordingly.</text:p>
            <text:p><text:s text:c="8"/>The scheduler is an integral part of kernel execution, ensuring fair and efficient utilization of system resources.</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0cm" fo:page-height="2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22:01:18.856423751</meta:creation-date>
    <meta:generator>LibreOffice/7.6.4.1$Linux_X86_64 LibreOffice_project/60$Build-1</meta:generator>
    <dc:date>2024-01-19T01:54:55.488035388</dc:date>
    <meta:editing-duration>PT3H41M53S</meta:editing-duration>
    <meta:editing-cycles>29</meta:editing-cycles>
    <meta:document-statistic meta:object-count="17"/>
  </office:meta>
</office:document-meta>
</file>